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ff0000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2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font-size="10pt" fo:language="zxx" fo:country="none" officeooo:rsid="000fbd88" officeooo:paragraph-rsid="000fbd88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paragraph-properties fo:margin-top="0in" fo:margin-bottom="0.1965in" style:contextual-spacing="false"/>
      <style:text-properties fo:font-size="10pt" fo:language="zxx" fo:country="none" officeooo:rsid="000fbd88" officeooo:paragraph-rsid="000fbd88" style:font-size-asian="10pt" style:language-asian="zxx" style:country-asian="none" style:font-size-complex="10pt" style:language-complex="zxx" style:country-complex="none"/>
    </style:style>
    <style:style style:name="P5" style:family="paragraph" style:parent-style-name="Text_20_body">
      <style:text-properties fo:color="#ff0000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118d1f" officeooo:paragraph-rsid="00118d1f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font-size="10pt" fo:language="zxx" fo:country="none" officeooo:rsid="000fbd88" officeooo:paragraph-rsid="0011cd16" style:font-size-asian="10pt" style:language-asian="zxx" style:country-asian="none" style:font-size-complex="10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 -c 'xfconf-query -c xfce4-desktop -p /desktop-icons/style -s $(( $(xfconf-query -c xfce4-desktop -p /desktop-icons/style) == 0 ? 2 : 0 ))'</text:p>
      <text:p text:style-name="P2"/>
      <text:p text:style-name="P3">yukardaki kod xfce’de Setting → Keyboard içerisinde Application Shortcuts sekmesine +Add butonu yardımıyla comman olarak eklenince masaüstündeki ögeleri kısayol ile gösterme ve gizleme olanağı tanıyor.</text:p>
      <text:p text:style-name="P3">Not: Kod tek satır olarak yapıştırılmalıdır. Kısayol tuş kombinasyonu olarak Super + M uygundur.</text:p>
      <text:p text:style-name="P3"/>
      <text:p text:style-name="P4"/>
      <text:p text:style-name="P5">bash -c 'icons=$(xfconf-query -c xfce4-desktop -p /desktop-icons/style); conky_running=$(pgrep -x conky &gt;/dev/null &amp;&amp; echo 1 || echo 0); if [ "$icons" -ne 0 ] &amp;&amp; [ "$conky_running" -eq 1 ]; then xfconf-query -c xfce4-desktop -p /desktop-icons/style -s 0; pkill -x conky; else xfconf-query -c xfce4-desktop -p /desktop-icons/style -s 2; pgrep -x conky &gt;/dev/null || conky -c ~/.config/conky/conky.conf &amp; fi'</text:p>
      <text:p text:style-name="P6">yukarıdaki kod ise hem xfce masaüstü simgeleri hem de conky'i aynı anda kapatıp açmak için masaüstü kodu.</text:p>
      <text:p text:style-name="P7">Not: Kod tek satır olarak yapıştırılmalıdır. Kısayol tuş kombinasyonu olarak Super + M uygundu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00:13:16.869948642</meta:creation-date>
    <dc:date>2026-03-18T00:49:11.284315386</dc:date>
    <meta:editing-duration>PT11M22S</meta:editing-duration>
    <meta:editing-cycles>4</meta:editing-cycles>
    <meta:generator>LibreOffice/26.2.1.2$Linux_X86_64 LibreOffice_project/620$Build-2</meta:generator>
    <meta:document-statistic meta:table-count="0" meta:image-count="0" meta:object-count="0" meta:page-count="1" meta:paragraph-count="6" meta:word-count="149" meta:character-count="1047" meta:non-whitespace-character-count="904"/>
  </office:meta>
</office:document-meta>
</file>